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6e1" officeooo:paragraph-rsid="001cd6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a proyecto en Figma:</text:p>
      <text:p text:style-name="P1">https://www.figma.com/design/WzQmMwjyH0As8UBytBWEO4/Proyecto?node-id=0-1&amp;t=pXFRn1JRrr2iiROW-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37:40.474745969</meta:creation-date>
    <dc:date>2024-10-21T17:38:27.231969556</dc:date>
    <meta:editing-duration>PT47S</meta:editing-duration>
    <meta:editing-cycles>1</meta:editing-cycles>
    <meta:document-statistic meta:table-count="0" meta:image-count="0" meta:object-count="0" meta:page-count="1" meta:paragraph-count="2" meta:word-count="6" meta:character-count="118" meta:non-whitespace-character-count="114"/>
    <meta:generator>LibreOffice/7.3.7.2$Linux_X86_64 LibreOffice_project/30$Build-2</meta:generator>
  </office:meta>
</office:document-meta>
</file>